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N.setI( List &lt; CommonObject3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D( List &lt; CommonObject3 &gt;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K( List &lt; String &gt;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L( List &lt; CommonObject3 &gt;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H( List &lt; OjectN_A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C( List &lt; CommonObject3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G( List &lt; Long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F( List &lt; String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A( List &lt; Long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J( List &lt; Long &gt;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B( List &lt; Long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setE( List &lt; Long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